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1900000019598BD4835FA36DD1.png" manifest:media-type="image/png"/>
  <manifest:file-entry manifest:full-path="Pictures/100002010000000C0000000C2EB581EDB201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2" svg:font-family="Mangal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3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Monospac821 BT1" svg:font-family="'Monospac821 BT'" style:font-adornments="Fett" style:font-family-generic="modern" style:font-pitch="fixed"/>
    <style:font-face style:name="Monospac821 BT" svg:font-family="'Monospac821 BT'" style:font-adornments="Roman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4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10pt" style:font-size-asian="10pt" style:font-size-complex="10pt"/>
    </style:style>
    <style:style style:name="P5" style:family="paragraph" style:parent-style-name="Standard">
      <style:text-properties officeooo:rsid="0015a18e" officeooo:paragraph-rsid="0015a18e"/>
    </style:style>
    <style:style style:name="P6" style:family="paragraph" style:parent-style-name="Standard">
      <style:text-properties officeooo:rsid="0015a18e" officeooo:paragraph-rsid="0021ac44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5a18e" officeooo:paragraph-rsid="0015a18e" style:text-blinking="false" fo:background-color="transparent"/>
    </style:style>
    <style:style style:name="P8" style:family="paragraph" style:parent-style-name="Standard">
      <style:text-properties officeooo:paragraph-rsid="0021ac44"/>
    </style:style>
    <style:style style:name="P9" style:family="paragraph" style:parent-style-name="Standard">
      <style:text-properties officeooo:rsid="001d6e12" officeooo:paragraph-rsid="001d6e12"/>
    </style:style>
    <style:style style:name="P10" style:family="paragraph" style:parent-style-name="Standard">
      <style:text-properties officeooo:rsid="003421a2" officeooo:paragraph-rsid="003421a2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5a18e" officeooo:paragraph-rsid="0017579c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8b8b5" officeooo:paragraph-rsid="0018b8b5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94d93" officeooo:paragraph-rsid="00194d93" style:text-blinking="false" fo:background-color="transparent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d6e12" officeooo:paragraph-rsid="001d6e12" style:text-blinking="false" fo:background-color="transparent"/>
    </style:style>
    <style:style style:name="P15" style:family="paragraph" style:parent-style-name="Konsole">
      <style:text-properties officeooo:paragraph-rsid="00194d93"/>
    </style:style>
    <style:style style:name="P16" style:family="paragraph" style:parent-style-name="Konsole">
      <style:paragraph-properties fo:margin-left="0cm" fo:margin-right="0cm" style:line-height-at-least="0.503cm" fo:text-align="start" style:justify-single-word="false" fo:orphans="2" fo:text-indent="0cm" style:auto-text-indent="false"/>
    </style:style>
    <style:style style:name="P17" style:family="paragraph" style:parent-style-name="Preformatted_20_Text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d6e12" officeooo:paragraph-rsid="001d6e12" style:text-blinking="false" fo:background-color="transparent"/>
    </style:style>
    <style:style style:name="P18" style:family="paragraph" style:parent-style-name="Standard">
      <style:text-properties fo:font-weight="bold" officeooo:rsid="0037f118" officeooo:paragraph-rsid="0037f118" style:font-weight-asian="bold" style:font-weight-complex="bold"/>
    </style:style>
    <style:style style:name="P19" style:family="paragraph" style:parent-style-name="Standard">
      <style:text-properties fo:font-weight="bold" officeooo:rsid="00392745" officeooo:paragraph-rsid="00392745" style:font-weight-asian="bold" style:font-weight-complex="bold"/>
    </style:style>
    <style:style style:name="P20" style:family="paragraph" style:parent-style-name="Standard" style:list-style-name="L1">
      <style:text-properties officeooo:paragraph-rsid="0015a18e"/>
    </style:style>
    <style:style style:name="P21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5a18e" officeooo:paragraph-rsid="0017579c" style:text-blinking="false" fo:background-color="transparent"/>
    </style:style>
    <style:style style:name="P22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5a18e" officeooo:paragraph-rsid="0017579c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egoe-ui normal" fo:font-size="12pt" fo:letter-spacing="normal" fo:font-style="normal" style:text-underline-style="none" fo:font-weight="normal" officeooo:rsid="0015a18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#f9f9f9" loext:char-shading-value="0"/>
    </style:style>
    <style:style style:name="T3" style:family="text">
      <style:text-properties fo:font-variant="normal" fo:text-transform="none" fo:color="#0050c5" loext:opacity="100%" style:font-name="segoe-ui normal" fo:font-size="12pt" fo:letter-spacing="normal" fo:font-style="normal" style:text-underline-style="solid" style:text-underline-width="auto" style:text-underline-color="font-color" fo:font-weight="normal" officeooo:rsid="0015a18e" fo:background-color="transparent" loext:char-shading-value="0"/>
    </style:style>
    <style:style style:name="T4" style:family="text">
      <style:text-properties officeooo:rsid="0017579c"/>
    </style:style>
    <style:style style:name="T5" style:family="text">
      <style:text-properties style:font-name="segoe-ui bold" fo:font-weight="bold"/>
    </style:style>
    <style:style style:name="T6" style:family="text">
      <style:text-properties fo:font-style="italic"/>
    </style:style>
    <style:style style:name="T7" style:family="text">
      <style:text-properties fo:font-size="9pt" officeooo:rsid="0015a18e" style:font-size-asian="9pt" style:font-size-complex="9pt"/>
    </style:style>
    <style:style style:name="T8" style:family="text">
      <style:text-properties officeooo:rsid="0015a18e"/>
    </style:style>
    <style:style style:name="T9" style:family="text">
      <style:text-properties officeooo:rsid="0032cb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<text:bookmark text:name="install-the-azure-powershell-module"/>Azure <text:span text:style-name="T9">AD </text:span>PowerShell</text:h>
      <text:p text:style-name="P9">vergl. <text:a xlink:type="simple" xlink:href="https://docs.microsoft.com/en-us/office365/enterprise/powershell/connect-to-office-365-powershell" text:style-name="Internet_20_link" text:visited-style-name="Visited_20_Internet_20_Link"><text:span text:style-name="T7">https://docs.microsoft.com/en-us/office365/enterprise/powershell/connect-to-office-365-powershell</text:span></text:a></text:p>
      <text:p text:style-name="P9"/>
      <text:h text:style-name="Heading_20_2" text:outline-level="2">Installation</text:h>
      <text:p text:style-name="Konsole">Install-Module -Name AzureAD</text:p>
      <text:p text:style-name="P5"/>
      <text:p text:style-name="P8"><text:span text:style-name="T8">Set-ExecutionPolicy -ExecutionPolicy </text:span><text:span text:style-name="Strong_20_Emphasis">Bypass </text:span><text:s/><text:span text:style-name="T8"><text:s/>-Scope LocalMachine</text:span></text:p>
      <text:p text:style-name="P8"/>
      <text:p text:style-name="P8"/>
      <text:h text:style-name="Heading_20_1" text:outline-level="1">Guest Accounts laden</text:h>
      <text:p text:style-name="P10"/>
      <text:p text:style-name="Konsole">$User = "...@brgfrauengasse.onmicrosoft.com"</text:p>
      <text:p text:style-name="Konsole">$strPass = ConvertTo-SecureString -String "&lt;passwd&gt;" -AsPlainText -Force</text:p>
      <text:p text:style-name="Konsole">$UserCredential = New-Object -TypeName System.Management.Automation.PSCredential -ArgumentList ($User, $strPass)</text:p>
      <text:p text:style-name="Konsole"/>
      <text:p text:style-name="Konsole">Connect-AzureAD -Credential $UserCredential</text:p>
      <text:p text:style-name="Konsole"/>
      <text:p text:style-name="Konsole">#-------------------------------------------------------------------------------</text:p>
      <text:p text:style-name="Konsole"/>
      <text:p text:style-name="Konsole">$_default_log = 'azuread_guest_accounts.csv'</text:p>
      <text:p text:style-name="Konsole">Get-AzureADUser -Filter "userType eq 'Guest'" -All $true | select DisplayName,`</text:p>
      <text:p text:style-name="Konsole"><text:s text:c="4"/>UserPrincipalName,Mail,Department,UserType,CreationType,RefreshTokensValidFromDateTime,AccountEnabled,`</text:p>
      <text:p text:style-name="Konsole"><text:s text:c="4"/>@{name='Licensed';expression={if($_.AssignedLicenses){$TRUE}else{$False}}},`</text:p>
      <text:p text:style-name="Konsole"><text:s text:c="4"/>@{name='Plan';expression={if($_.AssignedPlans){$TRUE}else{$False}}},ObjectId | export-csv $_default_log -NoTypeInformation</text:p>
      <text:p text:style-name="P8"/>
      <text:p text:style-name="P8"/>
      <text:h text:style-name="Heading_20_1" text:outline-level="1">Aktive Account laden</text:h>
      <text:p text:style-name="Konsole">$User = "...@brgfrauengasse.onmicrosoft.com"<text:line-break/>$strPass = ConvertTo-SecureString -String "&lt;passwd&gt;" -AsPlainText -Force<text:line-break/>$UserCredential = New-Object -TypeName System.Management.Automation.PSCredential -ArgumentList ($User, $strPass)<text:line-break/><text:line-break/>Connect-AzureAD -Credential $UserCredential<text:line-break/><text:line-break/>$_default_log = 'licensedUsers.csv'<text:line-break/>Get-AzureADUser -All $true | Where-Object -FilterScript {$_.userType -ne 'Guest'} | select DisplayName,`<text:line-break/> <text:s text:c="3"/>UserPrincipalName,GivenName,Surname,Mail,UserType,AccountEnabled,`<text:line-break/> <text:s text:c="3"/>@{name='Licensed';expression={if($_.AssignedLicenses){$TRUE}else{$False}}},`<text:line-break/> <text:s text:c="3"/>@{name='Plan';expression={if($_.AssignedPlans){$TRUE}else{$False}}},ObjectId | export-csv $_default_log -NoTypeInformation<text:line-break/></text:p>
      <text:p text:style-name="P8"/>
      <text:p text:style-name="P8"><text:soft-page-break/></text:p>
      <text:p text:style-name="P8"/>
      <text:h text:style-name="Heading_20_1" text:outline-level="1">Account anlegen und Lizenz zuweisen</text:h>
      <text:p text:style-name="P8"/>
      <text:p text:style-name="Konsole">$PasswordProfile=New-Object -TypeName Microsoft.Open.AzureAD.Model.PasswordProfile</text:p>
      <text:p text:style-name="Konsole">$PasswordProfile.Password="aiuh64rgihf7hiFGHfzfer"</text:p>
      <text:p text:style-name="Konsole">New-AzureADUser -DisplayName "Caleb Sills" -GivenName "Caleb" -SurName "Sills" -UserPrincipalName "calebs@brgfrauengasse.onmicrosoft.com" -UsageLocation AT -MailNickName "calebs" -PasswordProfile $PasswordProfile -AccountEnabled $true</text:p>
      <text:p text:style-name="P8"/>
      <text:p text:style-name="P18">Lizenzen abfragen</text:p>
      <text:p text:style-name="Konsole">Get-AzureADSubscribedSku | Select SkuPartNumber<text:line-break/></text:p>
      <text:p text:style-name="Konsole">SkuPartNumber</text:p>
      <text:p text:style-name="Konsole">-------------</text:p>
      <text:p text:style-name="Konsole">STANDARDWOFFPACK_IW_FACULTY</text:p>
      <text:p text:style-name="Konsole">STANDARDWOFFPACK_IW_STUDENT</text:p>
      <text:p text:style-name="Konsole">FLOW_FREE</text:p>
      <text:p text:style-name="P8"/>
      <text:p text:style-name="P19">Lizenz zuweisen</text:p>
      <text:p text:style-name="Konsole">$userUPN="calebs@brgfrauengasse.onmicrosoft.com"</text:p>
      <text:p text:style-name="Konsole">$planName="STANDARDWOFFPACK_IW_STUDENT"<text:line-break/></text:p>
      <text:p text:style-name="Konsole">$License = New-Object -TypeName Microsoft.Open.AzureAD.Model.AssignedLicense</text:p>
      <text:p text:style-name="Konsole">$License.SkuId = (Get-AzureADSubscribedSku | Where-Object -Property SkuPartNumber -Value $planName -EQ).SkuID</text:p>
      <text:p text:style-name="Konsole">$LicensesToAssign = New-Object -TypeName Microsoft.Open.AzureAD.Model.AssignedLicenses</text:p>
      <text:p text:style-name="Konsole">$LicensesToAssign.AddLicenses = $License</text:p>
      <text:p text:style-name="Konsole">Set-AzureADUserLicense -ObjectId $userUPN -AssignedLicenses $LicensesToAssign</text:p>
      <text:p text:style-name="P8"/>
      <text:p text:style-name="P8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Altes MSOnline Module</text:h>
      <text:p text:style-name="P5"/>
      <text:p text:style-name="P5"><text:a xlink:type="simple" xlink:href="https://blogs.technet.microsoft.com/canitpro/2017/08/09/step-by-step-intro-to-managing-azure-ad-via-powershell/" text:style-name="Internet_20_link" text:visited-style-name="Visited_20_Internet_20_Link">https://blogs.technet.microsoft.com/canitpro/2017/08/09/step-by-step-intro-to-managing-azure-ad-via-powershell/</text:a></text:p>
      <text:p text:style-name="P5"/>
      <text:p text:style-name="P5"/>
      <text:p text:style-name="P5"><text:soft-page-break/></text:p>
      <text:p text:style-name="P5">Bulk delete Office365</text:p>
      <text:p text:style-name="P5"><text:a xlink:type="simple" xlink:href="https://docs.microsoft.com/en-us/office365/enterprise/powershell/delete-and-restore-user-accounts-with-office-365-powershell" text:style-name="Internet_20_link" text:visited-style-name="Visited_20_Internet_20_Link">https://docs.microsoft.com/en-us/office365/enterprise/powershell/delete-and-restore-user-accounts-with-office-365-powershell</text:a></text:p>
      <text:p text:style-name="P5"/>
      <text:list xml:id="list765568425" text:style-name="L1">
        <text:list-item>
          <text:p text:style-name="P20"><text:span text:style-name="T1">Microsoft Online Services Sign-in Assistant: </text:span><text:a xlink:type="simple" xlink:href="https://go.microsoft.com/fwlink/p/?LinkId=286152" text:style-name="Internet_20_link" text:visited-style-name="Visited_20_Internet_20_Link"><text:span text:style-name="T3">Microsoft Online Services Sign-in Assistant for IT Professionals RTW</text:span></text:a><text:span text:style-name="T1">.</text:span></text:p>
        </text:list-item>
        <text:list-item>
          <text:p text:style-name="P21">Install the Microsoft Azure Active Directory Module for Windows PowerShell with these steps:</text:p>
        </text:list-item>
      </text:list>
      <text:list xml:id="list3020343531" text:style-name="L2">
        <text:list-item>
          <text:list>
            <text:list-item>
              <text:p text:style-name="P22"><text:span text:style-name="T4">ALT+X </text:span>PowerShell <text:span text:style-name="T4">Admin</text:span></text:p>
            </text:list-item>
            <text:list-item>
              <text:p text:style-name="P22">Install-Module MSOnli<text:span text:style-name="T4">ne</text:span></text:p>
            </text:list-item>
          </text:list>
        </text:list-item>
      </text:list>
      <text:p text:style-name="P11"/>
      <text:p text:style-name="P14">Deinstall</text:p>
      <text:p text:style-name="Konsole">Get-InstalledModule</text:p>
      <text:p text:style-name="Konsole">Uninstall-Module MSOnline </text:p>
      <text:p text:style-name="P17"><text:span text:style-name="Source_20_Text"/></text:p>
      <text:p text:style-name="P14"/>
      <text:p text:style-name="P11"/>
      <text:p text:style-name="P13">Verbindung herstellen</text:p>
      <text:p text:style-name="P15">$UserCredential = Get-Credential </text:p>
      <text:p text:style-name="P15">Connect-MsolService -Credential $UserCredential </text:p>
      <text:p text:style-name="P11"/>
      <text:p text:style-name="P11"/>
      <text:p text:style-name="P12">Test durchführen auf console</text:p>
      <text:p text:style-name="Konsole"><text:span text:style-name="Strong_20_Emphasis"><text:span text:style-name="T5">Get-MsolUser</text:span></text:span> <text:span text:style-name="Emphasis"><text:span text:style-name="T6">-All</text:span></text:span></text:p>
      <text:p text:style-name="P16"><text:span text:style-name="Emphasis"><text:span text:style-name="T2">Remove-MsolUser -UserPrincipalName &lt;Account&gt; </text:span></text:span></text:p>
      <text:p text:style-name="P16"><text:span text:style-name="Emphasis"><text:span text:style-name="T2">Remove-MsolUser -UserPrincipalName belindan@litwareinc.com </text:span></text:span></text:p>
      <text:p text:style-name="P11"/>
      <text:p text:style-name="P1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2" svg:font-family="Mangal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3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Monospac821 BT1" svg:font-family="'Monospac821 BT'" style:font-adornments="Fett" style:font-family-generic="modern" style:font-pitch="fixed"/>
    <style:font-face style:name="Monospac821 BT" svg:font-family="'Monospac821 BT'" style:font-adornments="Roman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1900000019598BD4835FA36DD1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draw:marker draw:name="Linienende_20_2" draw:display-name="Linienende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#e6e6e6" style:border-line-width-bottom="0.002cm 0.035cm 0.002cm" fo:padding="0.049cm" fo:border-left="0.51pt solid #000000" fo:border-right="0.51pt solid #000000" fo:border-top="0.51pt solid #000000" fo:border-bottom="1.11pt double #000000" style:shadow="none">
        <style:tab-stops/>
      </style:paragraph-properties>
      <style:text-properties fo:font-size="10.5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.5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 loext:hyphenation-no-caps="false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Courier New1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Standard" style:auto-update="tru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Code1_20_Formatiert" style:display-name="Code1 Formatiert" style:family="paragraph" style:next-style-name="Standard" style:auto-update="true" style:master-page-name="">
      <loext:graphic-properties draw:fill="solid" draw:fill-color="#e6e6ff" draw:opacity="100%"/>
      <style:paragraph-properties fo:margin-left="1cm" fo:margin-right="1cm" fo:margin-top="0.199cm" fo:margin-bottom="0.199cm" style:contextual-spacing="false" fo:text-indent="0cm" style:auto-text-indent="false" style:page-number="auto" fo:background-color="#e6e6ff" fo:padding="0.25cm" fo:border="0.99pt solid #000000" style:shadow="none"/>
      <style:text-properties style:font-name="Courier New1" fo:font-family="'Courier New'" style:font-style-name="Standard" style:font-family-generic="modern" style:font-pitch="fixed" fo:font-size="10.5pt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Code2_20_Formatiert" style:display-name="Code2 Formatiert" style:family="paragraph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uto" fo:orphans="5" fo:widows="5" fo:text-indent="0cm" style:auto-text-indent="false" style:page-number="auto" fo:padding="0.25cm" fo:border-left="4pt solid #3deb3d" fo:border-right="0.51pt solid #3deb3d" fo:border-top="0.51pt solid #3deb3d" fo:border-bottom="0.51pt solid #3deb3d" style:shadow="none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1900000019598BD4835FA36DD1.png" xlink:type="simple" xlink:actuate="onLoad"/>
      </style:paragraph-properties>
      <style:text-properties style:font-name="Courier New1" fo:font-family="'Courier New'" style:font-style-name="Standard" style:font-family-generic="modern" style:font-pitch="fixed" fo:font-size="10.5pt" fo:font-style="normal" fo:font-weight="normal" style:font-style-asian="normal" style:font-weight-asian="normal" style:font-style-complex="normal" style:font-weight-complex="normal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1" fo:font-family="'Courier New'" style:font-style-name="Standard" style:font-family-generic="modern" style:font-pitch="fixed" fo:font-size="10.5pt" fo:font-style="normal"/>
    </style:style>
    <style:style style:name="Aufgabe" style:family="paragraph" style:parent-style-name="Standard">
      <loext:graphic-properties draw:fill="none" draw:fill-color="#729fcf"/>
      <style:paragraph-properties fo:background-color="transparent"/>
      <style:text-properties fo:font-style="italic" fo:font-weight="bold"/>
    </style:style>
    <style:style style:name="ScriptCode" style:family="paragraph" style:parent-style-name="Html_20_Code">
      <loext:graphic-properties draw:fill="solid" draw:fill-color="#ff99ff" draw:opacity="100%"/>
      <style:paragraph-properties fo:background-color="#ff99ff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 style:master-page-name="">
      <style:paragraph-properties fo:keep-together="always" style:page-number="auto"/>
    </style:style>
    <style:style style:name="Standard1" style:family="paragraph" style:default-outline-level="">
      <style:paragraph-properties fo:orphans="2" fo:widows="2" fo:hyphenation-ladder-count="no-limit" style:writing-mode="lr-tb"/>
      <style:text-properties fo:color="#000000" loext:opacity="100%" fo:font-size="12pt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JSCode" style:family="paragraph" style:parent-style-name="Standard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Verdana" fo:font-family="Verdana" style:font-style-name="Standard" style:font-family-generic="swiss" style:font-pitch="variable" fo:font-size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style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rsteÜberschrift" style:family="paragraph" style:parent-style-name="Heading_20_1" style:default-outline-level="" style:list-style-name=""/>
    <style:style style:name="QuellcodeinTabelle" style:family="paragraph">
      <style:paragraph-properties fo:margin-left="0cm" fo:margin-right="0cm" fo:margin-top="0cm" fo:margin-bottom="0cm" style:contextual-spacing="false" fo:text-indent="0cm" style:auto-text-indent="false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fo:language="de" fo:country="AT" style:font-size-asian="10pt" style:font-name-complex="Courier New" style:font-family-complex="'Courier New'" style:font-family-generic-complex="modern" style:font-size-complex="10pt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cmd" style:family="paragraph" style:parent-style-name="Standard">
      <style:paragraph-properties fo:margin-top="0.494cm" fo:margin-bottom="0.494cm" style:contextual-spacing="false"/>
      <style:text-properties fo:font-size="12pt" style:font-size-asian="12pt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1" fo:font-family="'Monospac821 BT'" style:font-style-name="Fett" style:font-family-generic="modern" style:font-pitch="fixed" fo:font-size="16pt" fo:font-weight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loext:opacity="100%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fad" style:family="text">
      <style:text-properties style:font-name="Courier New1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loext:opacity="100%" style:font-name="Courier New1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 loext:opacity="100%"/>
    </style:style>
    <style:style style:name="Absatz-Standardschriftart" style:family="text"/>
    <style:style style:name="AutoTextGroupTitle" style:family="text">
      <style:text-properties fo:font-size="14pt" fo:font-weight="bold"/>
    </style:style>
    <style:style style:name="AutoTextHeading" style:family="text">
      <style:text-properties fo:font-weight="bold"/>
    </style:style>
    <style:style style:name="TableContent" style:family="text"/>
    <style:style style:name="CC" style:family="text">
      <style:text-properties fo:font-size="9pt"/>
    </style:style>
    <style:style style:name="Punkte" style:family="text">
      <style:text-properties style:font-name="Verdana" fo:font-family="Verdana" style:font-style-name="Standard" style:font-family-generic="swiss" style:font-pitch="variable" fo:font-size="10.5pt" style:letter-kerning="false" fo:background-color="transparent" style:font-size-asian="10.5pt"/>
    </style:style>
    <style:style style:name="Code" style:family="text">
      <style:text-properties style:font-name="Courier New1" fo:font-family="'Courier New'" style:font-style-name="Standard" style:font-family-generic="modern" style:font-pitch="fixed" fo:font-size="10.5pt"/>
    </style:style>
    <style:style style:name="Citation" style:family="text">
      <style:text-properties fo:font-style="italic" style:font-style-asian="italic" style:font-style-complex="italic"/>
    </style:style>
    <style:style style:name="Achtung" style:family="text">
      <style:text-properties fo:font-weight="bold" fo:background-color="#ffd320"/>
    </style:style>
    <style:style style:name="Dateilisting" style:family="text"/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GPO" style:family="text">
      <style:text-properties fo:color="#ffffff" loext:opacity="100%" fo:background-color="#00cc00"/>
    </style:style>
    <style:style style:name="Variable" style:family="text">
      <style:text-properties fo:font-style="italic" style:font-style-asian="italic" style:font-style-complex="italic"/>
    </style:style>
    <style:style style:name="Zeichenformat" style:family="text"/>
    <style:style style:name="Page_20_Number" style:display-name="Page Number" style:family="text"/>
    <style:style style:name="User_20_Entry" style:display-name="User Entry" style:family="text"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 style:font-name-complex="Courier New3" style:font-family-complex="'Courier New'" style:font-family-generic-complex="modern" style:font-pitch-complex="fixed"/>
    </style:style>
    <style:style style:name="Ergebnis" style:family="text">
      <style:text-properties fo:font-size="12pt" fo:letter-spacing="normal" fo:background-color="#23ff23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Html_20_Code" style:display-name="Html Code" style:family="text">
      <style:text-properties fo:color="#ffffff" loext:opacity="100%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Unbenannt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P4" style:family="paragraph" style:parent-style-name="Footer">
      <style:paragraph-properties fo:padding="0.049cm" fo:border-left="none" fo:border-right="none" fo:border-top="0.06pt solid #000000" fo:border-bottom="none" style:shadow="non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0.767cm" fo:margin-left="1.588cm" fo:margin-right="1.51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0.767cm" fo:margin-left="1.411cm" fo:margin-right="1.51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26cm" fo:margin-left="0cm" fo:margin-right="0cm" fo:margin-top="0.228cm" style:dynamic-spacing="tru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3">
          <style:column style:rel-width="4683*" fo:start-indent="0cm" fo:end-indent="0.15cm"/>
          <style:column style:rel-width="5233*" fo:start-indent="0.15cm" fo:end-indent="0.15cm"/>
          <style:column style:rel-width="4654*" fo:start-indent="0.15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file-name text:display="name-and-extension">PowerShell-O365.odt</text:file-name><text:tab/><text:tab/>Seite -<text:page-number text:select-page="current">3</text:page-number>-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Informatikzweig <text:tab/><text:tab/>Mag. Stefan Hagmann</text:p>
      </style:header>
      <style:footer>
        <text:p text:style-name="MP2"/>
        <text:p text:style-name="MP3">BRG Frauengasse, Baden</text:p>
      </style:footer>
    </style:master-page>
    <style:master-page style:name="Converted1" style:page-layout-name="Mpm4">
      <style:footer>
        <text:p text:style-name="Footer"/>
      </style:footer>
    </style:master-page>
    <style:master-page style:name="Converted2" style:page-layout-name="Mpm4">
      <style:footer>
        <text:p text:style-name="Footer"/>
      </style:footer>
    </style:master-page>
    <style:master-page style:name="Converted3" style:page-layout-name="Mpm5">
      <style:footer>
        <text:p text:style-name="Footer"/>
      </style:footer>
    </style:master-page>
    <style:master-page style:name="Converted4" style:page-layout-name="Mpm5">
      <style:footer>
        <text:p text:style-name="Footer"/>
      </style:footer>
    </style:master-page>
    <style:master-page style:name="Converted5" style:page-layout-name="Mpm5">
      <style:footer>
        <text:p text:style-name="Footer"/>
      </style:footer>
    </style:master-page>
    <style:master-page style:name="Index" style:page-layout-name="Mpm3">
      <style:header>
        <text:p text:style-name="Header"><text:tab/><text:tab/><text:chapter text:display="number-and-name" text:outline-level="1"/></text:p>
      </style:header>
      <style:footer>
        <text:p text:style-name="MP4"><text:s/>Mag. Stefan Hagmann <text:tab/><text:tab/>Seite -<text:page-number text:select-page="current">0</text:page-number>/<text:page-count>3</text:page-count>-</text:p>
      </style:footer>
    </style:master-page>
    <style:master-page style:name="Landscap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08T07:45:30.680000000</meta:creation-date>
    <dc:date>2022-07-28T11:24:30.854000000</dc:date>
    <meta:editing-duration>PT1H20M12S</meta:editing-duration>
    <meta:editing-cycles>25</meta:editing-cycles>
    <meta:generator>LibreOffice/7.1.7.2$Windows_X86_64 LibreOffice_project/c6a4e3954236145e2acb0b65f68614365aeee33f</meta:generator>
    <meta:document-statistic meta:table-count="0" meta:image-count="0" meta:object-count="0" meta:page-count="3" meta:paragraph-count="60" meta:word-count="258" meta:character-count="3762" meta:non-whitespace-character-count="3523"/>
  </office:meta>
</office:document-meta>
</file>